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01aa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对象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17:43:14.936086611</meta:creation-date>
    <dc:date>2025-12-05T10:36:14.041602108</dc:date>
    <meta:editing-duration>PT45M48S</meta:editing-duration>
    <meta:editing-cycles>2</meta:editing-cycles>
    <meta:generator>LibreOffice/7.3.7.2$Linux_X86_64 LibreOffice_project/3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zh" number:country="CN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plot-area chart:style-name="ch2" chart:data-source-has-labels="both" svg:x="1.33cm" svg:y="0.179cm" svg:width="14.349cm" svg:height="8.641cm">
          <chart:coordinate-region svg:x="2.137cm" svg:y="0.378cm" svg:width="13.542cm" svg:height="7.795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title svg:x="0.451cm" svg:y="6.183cm" chart:style-name="ch5">
              <text:p>Average Lantency(ms)</text:p>
            </chart:title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4"/>
            <chart:data-point chart:style-name="ch8"/>
            <chart:data-point chart:repeated="3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列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4K</text:p>
              </table:table-cell>
              <table:table-cell office:value-type="float" office:value="26.126">
                <text:p>26.126</text:p>
              </table:table-cell>
              <table:table-cell office:value-type="float" office:value="18.756">
                <text:p>18.756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37.344">
                <text:p>37.344</text:p>
              </table:table-cell>
              <table:table-cell office:value-type="float" office:value="23.359">
                <text:p>23.359</text:p>
              </table:table-cell>
            </table:table-row>
            <table:table-row>
              <table:table-cell office:value-type="string">
                <text:p>64K</text:p>
              </table:table-cell>
              <table:table-cell office:value-type="float" office:value="36.495">
                <text:p>36.495</text:p>
              </table:table-cell>
              <table:table-cell office:value-type="float" office:value="43.596">
                <text:p>43.596</text:p>
              </table:table-cell>
            </table:table-row>
            <table:table-row>
              <table:table-cell office:value-type="string">
                <text:p>128K</text:p>
              </table:table-cell>
              <table:table-cell office:value-type="float" office:value="52.95">
                <text:p>52.95</text:p>
              </table:table-cell>
              <table:table-cell office:value-type="float" office:value="46.434">
                <text:p>46.434</text:p>
              </table:table-cell>
            </table:table-row>
            <table:table-row>
              <table:table-cell office:value-type="string">
                <text:p>256K</text:p>
              </table:table-cell>
              <table:table-cell office:value-type="float" office:value="61.367">
                <text:p>61.367</text:p>
              </table:table-cell>
              <table:table-cell office:value-type="float" office:value="73.582">
                <text:p>73.582</text:p>
              </table:table-cell>
            </table:table-row>
            <table:table-row>
              <table:table-cell office:value-type="string">
                <text:p>512K</text:p>
              </table:table-cell>
              <table:table-cell office:value-type="float" office:value="99.644">
                <text:p>99.644</text:p>
              </table:table-cell>
              <table:table-cell office:value-type="float" office:value="88.309">
                <text:p>88.309</text:p>
              </table:table-cell>
            </table:table-row>
            <table:table-row>
              <table:table-cell office:value-type="string">
                <text:p>1024K</text:p>
              </table:table-cell>
              <table:table-cell office:value-type="float" office:value="145.762">
                <text:p>145.762</text:p>
              </table:table-cell>
              <table:table-cell office:value-type="float" office:value="305.404">
                <text:p>305.404</text:p>
              </table:table-cell>
            </table:table-row>
            <table:table-row>
              <table:table-cell office:value-type="string">
                <text:p>2048K</text:p>
              </table:table-cell>
              <table:table-cell office:value-type="float" office:value="161.11">
                <text:p>161.11</text:p>
              </table:table-cell>
              <table:table-cell office:value-type="float" office:value="354.369">
                <text:p>354.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